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5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6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9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51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2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3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5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0" style:family="paragraph" style:parent-style-name="Text_20_body">
      <style:text-properties style:font-name="Arial" fo:font-size="6pt" style:font-size-asian="6pt" style:font-size-complex="6pt"/>
    </style:style>
    <style:style style:name="P6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style:font-name-complex="Arial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weight="normal" style:font-weight-asian="normal" style:font-weight-complex="normal"/>
    </style:style>
    <style:style style:name="T3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anguage="ru" fo:country="RU"/>
    </style:style>
    <style:style style:name="T33" style:family="text">
      <style:text-properties fo:language="ru" fo:country="RU" fo:font-style="italic" style:font-style-asian="italic" style:font-style-complex="italic"/>
    </style:style>
    <style:style style:name="T3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6" style:family="text">
      <style:text-properties style:text-position="sub 58%"/>
    </style:style>
    <style:style style:name="T37" style:family="text">
      <style:text-properties style:text-position="sub 58%" fo:language="en" fo:country="US"/>
    </style:style>
    <style:style style:name="T38" style:family="text">
      <style:text-properties style:text-position="sub 58%" fo:language="en" fo:country="US" fo:font-style="italic" style:font-style-asian="italic" style:font-style-complex="italic"/>
    </style:style>
    <style:style style:name="T39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0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1" style:family="text">
      <style:text-properties style:text-position="sub 58%" fo:language="en" fo:country="US" fo:font-style="normal" style:font-style-asian="normal" style:font-style-complex="normal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5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position="0% 100%" fo:language="en" fo:country="US" fo:font-style="normal" style:font-style-asian="normal" style:font-style-complex="normal"/>
    </style:style>
    <style:style style:name="T49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0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2" style:family="text">
      <style:text-properties style:text-position="0% 100%" fo:language="en" fo:country="US" fo:font-style="italic" style:font-style-asian="italic" style:font-style-complex="italic"/>
    </style:style>
    <style:style style:name="T53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4" style:family="text">
      <style:text-properties style:text-position="0% 100%" fo:font-style="italic" style:font-style-asian="italic" style:font-style-complex="italic"/>
    </style:style>
    <style:style style:name="T55" style:family="text">
      <style:text-properties style:text-position="0% 100%" fo:font-style="normal" style:font-style-asian="normal" style:font-style-complex="normal"/>
    </style:style>
    <style:style style:name="T56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7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9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0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1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2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3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4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6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8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style:text-position="super 58%" fo:font-style="italic" style:font-style-asian="italic" style:font-style-complex="italic"/>
    </style:style>
    <style:style style:name="T70" style:family="text">
      <style:text-properties fo:language="en" fo:country="none"/>
    </style:style>
    <style:style style:name="T71" style:family="text">
      <style:text-properties style:font-name="Times New Roman" fo:language="en" fo:country="US" style:font-name-complex="Symbol"/>
    </style:style>
    <style:style style:name="T72" style:family="text">
      <style:text-properties style:text-underline-style="none"/>
    </style:style>
    <style:style style:name="T73" style:family="text">
      <style:text-properties style:font-name="sans-serif" fo:language="en" fo:country="US" style:font-name-complex="Arial"/>
    </style:style>
    <style:style style:name="T74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5" style:family="text">
      <style:text-properties style:font-name="sans-serif" fo:font-size="9pt" fo:language="en" fo:country="US" style:font-size-asian="9pt" style:font-name-complex="Arial" style:font-size-complex="9pt"/>
    </style:style>
    <style:style style:name="T76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7" style:family="text">
      <style:text-properties style:font-name="sans-serif" fo:font-size="9pt" fo:language="ru" fo:country="RU" style:font-size-asian="9pt" style:font-name-complex="Arial" style:font-size-complex="9pt"/>
    </style:style>
    <style:style style:name="T78" style:family="text">
      <style:text-properties style:font-name="sans-serif" fo:font-size="6pt" fo:language="en" fo:country="US" style:font-size-asian="6pt" style:font-name-complex="Arial" style:font-size-complex="6pt"/>
    </style:style>
    <style:style style:name="T79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1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1">CALIBRATION CERTIFICATE</text:p>
      <text:p text:style-name="P11"/>
      <text:p text:style-name="P50"><text:span text:style-name="T7">Type:</text:span><text:span text:style-name="T8"> </text:span><text:span text:style-name="T9">Personal dosimeter AT2503B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7"><text:s/></text:span><text:span text:style-name="T34">$</text:span><text:span text:style-name="T22">allSerial </text:span></text:p>
      <text:p text:style-name="P10"/>
      <text:p text:style-name="P9"><text:span text:style-name="T74">Measurement range for:</text:span><text:span text:style-name="T73"><text:line-break/></text:span><text:span text:style-name="T75"><text:tab/>-</text:span><text:span text:style-name="Знак_20_примечания"><text:span text:style-name="T79"> <text:s/></text:span></text:span><text:span text:style-name="T75">i</text:span><text:span text:style-name="T77">ndividual dose equivalent:<text:tab/><text:tab/><text:tab/><text:tab/></text:span><text:span text:style-name="T76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7"><text:line-break/><text:tab/>-</text:span><text:span text:style-name="Знак_20_примечания"><text:span text:style-name="T79"> <text:s/></text:span></text:span><text:span text:style-name="T75">i</text:span><text:span text:style-name="T77">ndividual dose equivalent rate:<text:tab/><text:tab/><text:tab/><text:tab/></text:span><text:span text:style-name="T11">0.1 </text:span><text:span text:style-name="T12">µ</text:span><text:span text:style-name="T13">Sv/h</text:span><text:span text:style-name="T11"> – 1 </text:span><text:span text:style-name="T13">Sv/h</text:span><text:span text:style-name="T78"><text:line-break/></text:span></text:p>
      <text:p text:style-name="P5">Measurement error:</text:p>
      <text:p text:style-name="P33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4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4">relD</text:span><text:span text:style-name="T16">)%<text:line-break/><text:tab/></text:span><text:span text:style-name="T17">where </text:span><text:span text:style-name="T18">U</text:span><text:span text:style-name="T45">relD</text:span><text:span text:style-name="T17"> is the relative expanded uncertainty of the conventional value of a dose as a percentage</text:span></text:p>
      <text:p text:style-name="P32"><text:span text:style-name="T81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40">0</text:span><text:span text:style-name="T51">)<text:tab/></text:span><text:span text:style-name="T27"><text:tab/><text:tab/></text:span><text:span text:style-name="T81">±</text:span><text:span text:style-name="T26">(16-</text:span><text:span text:style-name="T23">H</text:span><text:span text:style-name="T26">/</text:span><text:span text:style-name="T23">H</text:span><text:span text:style-name="T39">0</text:span><text:span text:style-name="T49">)%<text:line-break/></text:span><text:span text:style-name="T51"><text:tab/>- <text:s/>dose coefficient of variation (</text:span><text:span text:style-name="T53">H</text:span><text:span text:style-name="T50">⩾</text:span><text:span text:style-name="T51">11</text:span><text:span text:style-name="T53">H</text:span><text:span text:style-name="T40">0</text:span><text:span text:style-name="T51">)<text:tab/><text:tab/><text:tab/></text:span><text:span text:style-name="T60">±</text:span><text:span text:style-name="T56">5</text:span><text:span text:style-name="T49">%</text:span><text:span text:style-name="T27"><text:line-break/><text:tab/>- <text:s/>dose rate</text:span><text:span text:style-name="T35"> </text:span><text:span text:style-name="T27">coefficient of variation (</text:span><text:span text:style-name="T24">Ḣ</text:span><text:span text:style-name="T27">&lt;</text:span><text:span text:style-name="T51">10 µ</text:span><text:span text:style-name="T53">Sv/h</text:span><text:span text:style-name="T51">)<text:tab/></text:span><text:span text:style-name="T27"><text:tab/></text:span><text:span text:style-name="T81">±20</text:span><text:span text:style-name="T49">%<text:line-break/></text:span><text:span text:style-name="T51"><text:tab/>- <text:s/>dose rate coefficient of variation (10µ</text:span><text:span text:style-name="T53">Sv/h</text:span><text:span text:style-name="T51">⩽</text:span><text:span text:style-name="T53">Ḣ</text:span><text:span text:style-name="T51">&lt;60µ</text:span><text:span text:style-name="T53">Sv/h</text:span><text:span text:style-name="T51">)<text:tab/></text:span><text:span text:style-name="T61">±(21-</text:span><text:span text:style-name="T58">Ḣ</text:span><text:span text:style-name="T61">/10µ</text:span><text:span text:style-name="T58">Sv/h</text:span><text:span text:style-name="T61">)</text:span><text:span text:style-name="T49">%</text:span><text:span text:style-name="T51"><text:line-break/><text:tab/>- <text:s/>dose rate coefficient of variation (</text:span><text:span text:style-name="T59">Ḣ</text:span><text:span text:style-name="T62">⩾60µ</text:span><text:span text:style-name="T59">Sv/h</text:span><text:span text:style-name="T51">)<text:tab/><text:tab/></text:span><text:span text:style-name="T61">±15</text:span><text:span text:style-name="T49">%</text:span><text:span text:style-name="T31"><text:line-break/><text:tab/>where </text:span><text:span text:style-name="T24">H</text:span><text:span text:style-name="T40">0</text:span><text:span text:style-name="T31"> is the lower limit of dose measurement</text:span></text:p>
      <text:p text:style-name="P29"/>
      <text:p text:style-name="P4"><text:span text:style-name="T47">Operating conditions:</text:span><text:line-break/><text:span text:style-name="T82"><text:tab/>-</text:span><text:span text:style-name="Знак_20_примечания"><text:span text:style-name="T80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0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0"> <text:s/>g</text:span></text:span><text:span text:style-name="T82">amma radiation background<text:tab/><text:tab/><text:tab/><text:tab/>$bground <text:s/></text:span><text:span text:style-name="T85">nSv/h</text:span></text:p>
      <text:p text:style-name="P53"/>
      <text:p text:style-name="P54"><text:span text:style-name="Знак_20_примечания"><text:span text:style-name="T66">Calibration means</text:span></text:span><text:span text:style-name="Знак_20_примечания"><text:span text:style-name="T68">:</text:span></text:span><text:span text:style-name="Знак_20_примечания"><text:span text:style-name="T67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5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9"><text:span text:style-name="T2">AT2503B </text:span><text:span text:style-name="T19">(</text:span><text:span text:style-name="T71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6">Ḣ</text:span><text:span text:style-name="T38">oi</text:span><text:span text:style-name="T48">(10)</text:span></text:p>
          </table:table-cell>
          <table:table-cell table:style-name="t1.B2" office:value-type="string">
            <text:p text:style-name="P58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3">Dose rate measurement</text:p>
            <text:p text:style-name="P39"><text:span text:style-name="T19">at check point</text:span>,</text:p>
            <text:p text:style-name="P39"><text:span text:style-name="T46">Ḣ</text:span><text:span text:style-name="T69">*</text:span><text:span text:style-name="T38">i</text:span><text:span text:style-name="T48">(10)</text:span></text:p>
          </table:table-cell>
          <table:table-cell table:style-name="t1.B2" office:value-type="string">
            <text:p text:style-name="P35"><text:span text:style-name="T19">Average value</text:span>, </text:p>
            <text:p text:style-name="P36"><text:span text:style-name="T21">H</text:span><text:span text:style-name="T38">pi</text:span><text:span text:style-name="T48">(10)</text:span></text:p>
          </table:table-cell>
          <table:table-cell table:style-name="t1.B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t1.B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t1.B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t1.I2" office:value-type="string">
            <text:p text:style-name="P25">Coefficient</text:p>
            <text:p text:style-name="P27"><text:span text:style-name="T30">of variation limits</text:span>, </text:p>
            <text:p text:style-name="P27">%</text:p>
          </table:table-cell>
        </table:table-row>
        <table:table-row>
          <table:table-cell table:style-name="t1.A3" office:value-type="string">
            <text:p text:style-name="P41">Background</text:p>
          </table:table-cell>
          <table:table-cell table:style-name="t1.B3" office:value-type="string">
            <text:p text:style-name="P44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4">$1-bg0</text:p>
              <text:p text:style-name="P44">$1-bg1</text:p>
              <text:p text:style-name="P44">$1-bg2</text:p>
              <text:p text:style-name="P44">$1-bg3</text:p>
              <text:p text:style-name="P44">$1-bg4</text:p>
              <text:p text:style-name="P44">$1-bg5</text:p>
              <text:p text:style-name="P44">$1-bg6</text:p>
              <text:p text:style-name="P44">$1-bg7</text:p>
              <text:p text:style-name="P40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4">$1-m00</text:p>
              <text:p text:style-name="P44">$1-m01</text:p>
              <text:p text:style-name="P44">$1-m02</text:p>
              <text:p text:style-name="P44">$1-m03</text:p>
              <text:p text:style-name="P44">$1-m04</text:p>
              <text:p text:style-name="P44">$1-m05</text:p>
              <text:p text:style-name="P44">$1-m06</text:p>
              <text:p text:style-name="P44">$1-m07</text:p>
              <text:p text:style-name="P44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3">±</text:span><text:span text:style-name="T57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4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4">$1-m11</text:p>
              <text:p text:style-name="P44">$1-m12</text:p>
              <text:p text:style-name="P44">$1-m13</text:p>
              <text:p text:style-name="P44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3" office:value-type="string">
            <text:p text:style-name="P20">80<text:span text:style-name="T32">.</text:span>0 mSv/h</text:p>
          </table:table-cell>
          <table:table-cell table:style-name="t1.B3" office:value-type="string">
            <text:p text:style-name="P21">$1-n2</text:p>
          </table:table-cell>
          <table:table-cell table:style-name="t1.B3" office:value-type="string">
            <text:p text:style-name="P21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44">$1-m21</text:p>
              <text:p text:style-name="P44">$1-m22</text:p>
              <text:p text:style-name="P44">$1-m23</text:p>
              <text:p text:style-name="P44">$1-m24</text:p>
            </text:section>
          </table:table-cell>
          <table:table-cell table:style-name="t1.B3" office:value-type="string">
            <text:p text:style-name="P21">$1-av2</text:p>
          </table:table-cell>
          <table:table-cell table:style-name="t1.B3" office:value-type="string">
            <text:p text:style-name="P21">$1-o2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2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3" office:value-type="string">
            <text:p text:style-name="P23"><text:span text:style-name="T19">4</text:span>00 mSv/h</text:p>
          </table:table-cell>
          <table:table-cell table:style-name="t1.B3" office:value-type="string">
            <text:p text:style-name="P21">$1-n3</text:p>
          </table:table-cell>
          <table:table-cell table:style-name="t1.B3" office:value-type="string">
            <text:p text:style-name="P21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44">$1-m31</text:p>
              <text:p text:style-name="P44">$1-m32</text:p>
              <text:p text:style-name="P44">$1-m33</text:p>
              <text:p text:style-name="P44">$1-m34</text:p>
            </text:section>
          </table:table-cell>
          <table:table-cell table:style-name="t1.B3" office:value-type="string">
            <text:p text:style-name="P21">$1-av3</text:p>
          </table:table-cell>
          <table:table-cell table:style-name="t1.B3" office:value-type="string">
            <text:p text:style-name="P21">$1-o3</text:p>
          </table:table-cell>
          <table:table-cell table:style-name="t1.B3" office:value-type="string">
            <text:p text:style-name="P14"><text:span text:style-name="T63">±</text:span><text:span text:style-name="T57">19</text:span></text:p>
          </table:table-cell>
          <table:table-cell table:style-name="t1.B3" office:value-type="string">
            <text:p text:style-name="P21">$1-q3</text:p>
          </table:table-cell>
          <table:table-cell table:style-name="t1.I3" office:value-type="string">
            <text:p text:style-name="P34">±15</text:p>
          </table:table-cell>
        </table:table-row>
        <table:table-row>
          <table:table-cell table:style-name="t1.A8" office:value-type="string">
            <text:p text:style-name="P23">800 mSv/h</text:p>
          </table:table-cell>
          <table:table-cell table:style-name="t1.B8" office:value-type="string">
            <text:p text:style-name="P21">$1-n<text:span text:style-name="T32">4</text:span></text:p>
          </table:table-cell>
          <table:table-cell table:style-name="t1.B8" office:value-type="string">
            <text:p text:style-name="P21">$1-d<text:span text:style-name="T32">4</text:span></text:p>
          </table:table-cell>
          <table:table-cell table:style-name="t1.D8" office:value-type="string">
            <text:section text:style-name="Sect1" text:name="Раздел4">
              <text:p text:style-name="P7">$1-<text:span text:style-name="T32">m</text:span><text:span text:style-name="T19">4</text:span><text:span text:style-name="T32">0</text:span></text:p>
              <text:p text:style-name="P44">$1-<text:span text:style-name="T32">m</text:span><text:span text:style-name="T19">4</text:span><text:span text:style-name="T32">1</text:span></text:p>
              <text:p text:style-name="P44">$1-<text:span text:style-name="T32">m</text:span><text:span text:style-name="T19">4</text:span><text:span text:style-name="T32">2</text:span></text:p>
              <text:p text:style-name="P44">$1-<text:span text:style-name="T32">m</text:span><text:span text:style-name="T19">4</text:span><text:span text:style-name="T32">3</text:span></text:p>
              <text:p text:style-name="P44">$1-<text:span text:style-name="T32">m</text:span><text:span text:style-name="T19">4</text:span><text:span text:style-name="T32">4</text:span></text:p>
            </text:section>
          </table:table-cell>
          <table:table-cell table:style-name="t1.B8" office:value-type="string">
            <text:p text:style-name="P21">$1-av<text:span text:style-name="T32">4</text:span></text:p>
          </table:table-cell>
          <table:table-cell table:style-name="t1.B8" office:value-type="string">
            <text:p text:style-name="P21">$1-o<text:span text:style-name="T32">4</text:span></text:p>
          </table:table-cell>
          <table:table-cell table:style-name="t1.B8" office:value-type="string">
            <text:p text:style-name="P14"><text:span text:style-name="T63">±</text:span><text:span text:style-name="T57">19</text:span></text:p>
          </table:table-cell>
          <table:table-cell table:style-name="t1.B8" office:value-type="string">
            <text:p text:style-name="P21">$1-q<text:span text:style-name="T32">4</text:span></text:p>
          </table:table-cell>
          <table:table-cell table:style-name="t1.I8" office:value-type="string">
            <text:p text:style-name="P34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9"><text:span text:style-name="T2">AT2503B </text:span><text:span text:style-name="T19">(</text:span><text:span text:style-name="T71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0"><text:span text:style-name="T2">Actual dose value</text:span><text:span text:style-name="T1">,</text:span></text:p>
            <text:p text:style-name="P40"><text:span text:style-name="T21">H</text:span><text:span text:style-name="T38">p</text:span><text:span text:style-name="T37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42"><text:span text:style-name="T33">Ḣ</text:span><text:span text:style-name="T43">oi</text:span><text:span text:style-name="T55">(10) /</text:span></text:p>
            <text:p text:style-name="P56">t, s</text:p>
          </table:table-cell>
          <table:table-cell table:style-name="s1.B2" table:number-rows-spanned="2" office:value-type="string">
            <text:p text:style-name="P57">Radiati<text:span text:style-name="T72">on source / </text:span></text:p>
            <text:p text:style-name="P55">d, cm</text:p>
          </table:table-cell>
          <table:table-cell table:style-name="s1.B2" table:number-columns-spanned="3" office:value-type="string">
            <text:p text:style-name="P41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9"><text:span text:style-name="T52">R</text:span><text:span text:style-name="T41">w</text:span><text:span text:style-name="T38">i</text:span><text:span text:style-name="T32">,</text:span> %</text:p>
          </table:table-cell>
          <table:table-cell table:style-name="s1.B2" table:number-rows-spanned="2" office:value-type="string">
            <text:p text:style-name="P30"><text:span text:style-name="T19">Response variation limits, </text:span><text:span text:style-name="T25">R</text:span><text:span text:style-name="T41">w</text:span><text:span text:style-name="T38">i</text:span><text:span text:style-name="T19">, %</text:span></text:p>
          </table:table-cell>
          <table:table-cell table:style-name="s1.B2" table:number-rows-spanned="2" office:value-type="string">
            <text:p text:style-name="P31"><text:span text:style-name="T19">Coefficient of variation </text:span><text:span text:style-name="T20">v</text:span><text:span text:style-name="T38">i</text:span><text:span text:style-name="T19">,</text:span> %</text:p>
          </table:table-cell>
          <table:table-cell table:style-name="s1.J2" table:number-rows-spanned="2" office:value-type="string">
            <text:p text:style-name="P25">Coefficient</text:p>
            <text:p text:style-name="P27"><text:span text:style-name="T30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0"><text:span text:style-name="T21">H</text:span><text:span text:style-name="T38">pi</text:span><text:span text:style-name="T19">(10)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19">(10)</text:span><text:span text:style-name="T37">meas</text:span><text:span text:style-name="T36">.</text:span></text:p>
          </table:table-cell>
          <table:table-cell table:style-name="s1.D3" office:value-type="string">
            <text:p text:style-name="P40"><text:span text:style-name="T21">H</text:span><text:span text:style-name="T38">pi</text:span><text:span text:style-name="T25">(10)</text:span><text:span text:style-name="T41">meas</text:span><text:span text:style-name="T43">.</text:span><text:span text:style-name="T54">-</text:span><text:span text:style-name="T21">H</text:span><text:span text:style-name="T38">p</text:span><text:span text:style-name="T37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2">µSv</text:span></text:p>
          </table:table-cell>
          <table:table-cell table:style-name="s1.B4" office:value-type="string">
            <text:p text:style-name="P13"><text:s text:c="2"/>4<text:span text:style-name="T19">0 </text:span><text:span text:style-name="T32">µSv/h</text:span> <text:s/></text:p>
            <text:p text:style-name="P14"><text:span text:style-name="T32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2">1 <text:s/></text:span></text:p>
            <text:p text:style-name="P24"><text:span text:style-name="T32">##1-</text:span><text:span text:style-name="T19">dd_1</text:span></text:p>
          </table:table-cell>
          <table:table-cell table:style-name="s1.B4" office:value-type="string">
            <text:p text:style-name="P21">##1-d_dev_<text:span text:style-name="T32">1</text:span></text:p>
          </table:table-cell>
          <table:table-cell table:style-name="s1.B4" office:value-type="string">
            <text:p text:style-name="P21">##1-dose_<text:span text:style-name="T32">1</text:span></text:p>
          </table:table-cell>
          <table:table-cell table:style-name="s1.B4" office:value-type="string">
            <text:p text:style-name="P21">##1-d_res_<text:span text:style-name="T32">1</text:span></text:p>
          </table:table-cell>
          <table:table-cell table:style-name="s1.B4" office:value-type="string">
            <text:p text:style-name="P21">##1-o_pog_<text:span text:style-name="T32">1</text:span></text:p>
          </table:table-cell>
          <table:table-cell table:style-name="s1.B4" office:value-type="string">
            <text:p text:style-name="P28">±20</text:p>
          </table:table-cell>
          <table:table-cell table:style-name="s1.B4" office:value-type="string">
            <text:p text:style-name="P21">##1-d_gran_<text:span text:style-name="T32">1</text:span></text:p>
          </table:table-cell>
          <table:table-cell table:style-name="s1.J4" office:value-type="string">
            <text:p text:style-name="P14"><text:span text:style-name="T64">±</text:span>5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2">8</text:span><text:span text:style-name="T19">0 </text:span><text:span text:style-name="T32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2">2 <text:s/></text:span></text:p>
            <text:p text:style-name="P24"><text:span text:style-name="T32">##1-</text:span><text:span text:style-name="T19">dd_</text:span><text:span text:style-name="T32">2</text:span></text:p>
          </table:table-cell>
          <table:table-cell table:style-name="s1.B5" office:value-type="string">
            <text:p text:style-name="P21">##1-d_dev_<text:span text:style-name="T32">2</text:span></text:p>
          </table:table-cell>
          <table:table-cell table:style-name="s1.B5" office:value-type="string">
            <text:p text:style-name="P21">##1-dose_<text:span text:style-name="T32">2</text:span></text:p>
          </table:table-cell>
          <table:table-cell table:style-name="s1.B5" office:value-type="string">
            <text:p text:style-name="P21">##1-d_res_<text:span text:style-name="T32">2</text:span></text:p>
          </table:table-cell>
          <table:table-cell table:style-name="s1.B5" office:value-type="string">
            <text:p text:style-name="P21">##1-o_pog_<text:span text:style-name="T32">2</text:span></text:p>
          </table:table-cell>
          <table:table-cell table:style-name="s1.B5" office:value-type="string">
            <text:p text:style-name="P28">±19</text:p>
          </table:table-cell>
          <table:table-cell table:style-name="s1.B5" office:value-type="string">
            <text:p text:style-name="P21">##1-d_gran_<text:span text:style-name="T32">2</text:span></text:p>
          </table:table-cell>
          <table:table-cell table:style-name="s1.J5" office:value-type="string">
            <text:p text:style-name="P14"><text:span text:style-name="T64">±</text:span>5</text:p>
          </table:table-cell>
        </table:table-row>
      </table:table>
      <text:p text:style-name="P6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A1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</text:span><text:span text:style-name="MT2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2:36.66</dc:date>
    <meta:editing-duration>P3DT15H51M50S</meta:editing-duration>
    <meta:editing-cycles>455</meta:editing-cycles>
    <meta:generator>OpenOffice/4.1.6$Win32 OpenOffice.org_project/416m1$Build-9790</meta:generator>
    <meta:document-statistic meta:table-count="3" meta:image-count="1" meta:object-count="0" meta:page-count="1" meta:paragraph-count="164" meta:word-count="360" meta:character-count="2431"/>
  </office:meta>
</office:document-meta>
</file>